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3bc" officeooo:paragraph-rsid="000303bc"/>
    </style:style>
    <style:style style:name="P2" style:family="paragraph" style:parent-style-name="Standard">
      <style:paragraph-properties fo:text-align="end" style:justify-single-word="false"/>
      <style:text-properties officeooo:rsid="000303bc" officeooo:paragraph-rsid="000303bc"/>
    </style:style>
    <style:style style:name="P3" style:family="paragraph" style:parent-style-name="Standard">
      <style:text-properties officeooo:rsid="000303bc" officeooo:paragraph-rsid="0005e315"/>
    </style:style>
    <style:style style:name="P4" style:family="paragraph" style:parent-style-name="Standard">
      <style:text-properties fo:font-weight="bold" officeooo:rsid="000303bc" officeooo:paragraph-rsid="000303bc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weight="bold" officeooo:rsid="0005e315" officeooo:paragraph-rsid="0005e315" style:font-weight-asian="bold" style:font-weight-complex="bold"/>
    </style:style>
    <style:style style:name="P6" style:family="paragraph" style:parent-style-name="Standard">
      <style:text-properties officeooo:rsid="0004984f" officeooo:paragraph-rsid="0004984f"/>
    </style:style>
    <style:style style:name="P7" style:family="paragraph" style:parent-style-name="Standard">
      <style:paragraph-properties fo:text-align="end" style:justify-single-word="false"/>
      <style:text-properties officeooo:rsid="00052d89" officeooo:paragraph-rsid="00052d89"/>
    </style:style>
    <style:style style:name="P8" style:family="paragraph" style:parent-style-name="Text_20_body">
      <style:text-properties officeooo:paragraph-rsid="00052d89"/>
    </style:style>
    <style:style style:name="P9" style:family="paragraph" style:parent-style-name="Standard">
      <style:paragraph-properties fo:text-align="end" style:justify-single-word="false"/>
      <style:text-properties fo:font-weight="bold" officeooo:rsid="0005e315" officeooo:paragraph-rsid="0005e315" style:font-weight-asian="bold" style:font-weight-complex="bold"/>
    </style:style>
    <style:style style:name="P10" style:family="paragraph" style:parent-style-name="Standard">
      <style:text-properties officeooo:paragraph-rsid="000af2e4"/>
    </style:style>
    <style:style style:name="P11" style:family="paragraph" style:parent-style-name="Standard">
      <style:text-properties officeooo:rsid="000b7854" officeooo:paragraph-rsid="000b7854"/>
    </style:style>
    <style:style style:name="T1" style:family="text">
      <style:text-properties officeooo:rsid="0007295a"/>
    </style:style>
    <style:style style:name="T2" style:family="text">
      <style:text-properties officeooo:rsid="000af2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REGO Mégane <text:tab/><text:tab/><text:tab/><text:tab/><text:tab/><text:tab/><text:tab/><text:tab/><text:tab/></text:p>
      <text:p text:style-name="P1">6 Ruelle réache</text:p>
      <text:p text:style-name="P1">97 180 SAINTE-ANNE</text:p>
      <text:p text:style-name="P1">0690 722 155 </text:p>
      <text:p text:style-name="P3"><text:a xlink:type="simple" xlink:href="mailto:gr.benedith@gmail.com" text:style-name="Internet_20_link" text:visited-style-name="Visited_20_Internet_20_Link">gr.benedith@gmail.com</text:a></text:p>
      <text:p text:style-name="P5"><text:span text:style-name="T1">NOVATEC</text:span> </text:p>
      <text:p text:style-name="P5"/>
      <text:p text:style-name="P5">À l’ attention du responsable de recrutement </text:p>
      <text:p text:style-name="P1"/>
      <text:p text:style-name="P1"/>
      <text:p text:style-name="P1"/>
      <text:p text:style-name="P6"/>
      <text:p text:style-name="P6">Candidature pour le poste de développeuse web</text:p>
      <text:p text:style-name="P1"/>
      <text:p text:style-name="P1"><text:tab/><text:tab/></text:p>
      <text:p text:style-name="P1"/>
      <text:p text:style-name="P1"/>
      <text:p text:style-name="P1">Madame, Monsieur,</text:p>
      <text:p text:style-name="P1"/>
      <text:p text:style-name="P10"><text:span text:style-name="T2">En réponse à votre annonce parue sur le site dom emploi, je vous soumets, par la présente, ma candidature. Ma motivation, ma passion pour le monde du web,…</text:span></text:p>
      <text:p text:style-name="P10"/>
      <text:p text:style-name="P11">J’effectue actuellement une formation intensive avec SIMPLON (Marie-Ganlante), elle consiste à renforcer mes compétence dans le domaine du code <text:s/></text:p>
      <text:p text:style-name="P8"><text:line-break/>Je reste à votre entière disposition pour vous détailler plus en avant mes motivations.<text:line-break/></text:p>
      <text:p text:style-name="P8"><text:line-break/>Dans l'attente d'une réponse de votre part, je vous prie de croire, Madame, Monsieur, en ma considération distinguée.</text:p>
      <text:p text:style-name="P2"/>
      <text:p text:style-name="P2"/>
      <text:p text:style-name="P7">GREGO Méga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09:32:56.371194576</meta:creation-date>
    <dc:date>2018-02-21T10:20:52.629077076</dc:date>
    <meta:editing-duration>PT8M30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1" meta:paragraph-count="15" meta:word-count="110" meta:character-count="725" meta:non-whitespace-character-count="609"/>
  </office:meta>
</office:document-meta>
</file>